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paragraph-properties fo:text-align="center" style:justify-single-word="false"/>
      <style:text-properties fo:font-style="normal" officeooo:rsid="00070156" officeooo:paragraph-rsid="00070156" style:font-style-asian="normal" style:font-style-complex="normal"/>
    </style:style>
    <style:style style:name="T1" style:family="text">
      <style:text-properties officeooo:rsid="00070156"/>
    </style:style>
    <number:date-style style:name="N37" number:automatic-order="true">
      <number:month number:style="long"/>
      <number:text>/</number:text>
      <number:day number:style="long"/>
      <number:text>/</number:text>
      <number:year/>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date style:data-style-name="N37" text:date-value="2020-03-05T13:15:14.091814868" text:fixed="true">03/05/20</text:date></text:p>
      <text:p text:style-name="P1"/>
      <text:p text:style-name="P2">Helplessness</text:p>
      <text:p text:style-name="P2">by Kyle Eggleston</text:p>
      <text:p text:style-name="Standard"/>
      <text:p text:style-name="Standard"><text:tab/><text:span text:style-name="T1">Not everything in life makes sense. Somedays we are here waiting for life to come along and kick us in the rear. Other days we are waiting for something to happen. That something rarely ever happens though. We are caught in a landslide of whatever there is to be caught in and we don’t have any idea how to go about getting around it. If that makes sense.</text:span></text:p>
      <text:p text:style-name="Standard"><text:tab/><text:span text:style-name="T1">After everything is said and done, we are left with the ability to recover. Legs decide to stop working, arms don’t want to function either. Our brain decides to stop thinking. We’re left with the most basic abilities around and we cannot grasp why that is. Almost like we are stuck in a never ending cycle of helplessness. It would be nice to be able to grasp hold of whatever is controlling us and shake it loose. That doesn’t always happen though. Most of the time we are stuck and simply don’t have the ability to get loose at all.</text:span></text:p>
      <text:p text:style-name="Standard"><text:tab/><text:span text:style-name="T1">So, why does that happen to us? Why do we feel like we can’t go on? Does it matter? Who does it matter to? It should matter to us, if you think about it. But most likely it doesn’t. We don’t care enough to function at that moment in time. We cannot help but just sit there waiting for whatever demise that will eventually overtake us. It sucks. There’s no doubt about that. But there’s hardly anything one can do about 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5T13:09:03.028328969</meta:creation-date>
    <dc:date>2020-03-05T13:17:08.940074876</dc:date>
    <meta:editing-duration>PT8M7S</meta:editing-duration>
    <meta:editing-cycles>1</meta:editing-cycles>
    <meta:document-statistic meta:table-count="0" meta:image-count="0" meta:object-count="0" meta:page-count="1" meta:paragraph-count="6" meta:word-count="255" meta:character-count="1352" meta:non-whitespace-character-count="1100"/>
    <meta:generator>LibreOffice/6.0.7.3$Linux_X86_64 LibreOffice_project/00m0$Build-3</meta:generator>
  </office:meta>
</office:document-meta>
</file>